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1pt" style:font-size-asian="11pt" style:font-size-complex="11p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start"/>
      <style:text-properties fo:font-size="18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6cm" svg:height="3.81cm" draw:transform="skewX (-0.0115191730631626) rotate (-0.011519173063163) translate (2.27cm 1.121cm)">
          <text:p text:style-name="P1">API</text:p>
          <text:p text:style-name="P1">(places_prod)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6.985cm" svg:height="3.81cm" svg:x="2.27cm" svg:y="5.939cm">
          <text:p text:style-name="P1">Rendered</text:p>
          <text:p text:style-name="P1">places_prod_rendere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7.112cm" svg:height="3.81cm" svg:x="1.943cm" svg:y="16.788cm">
          <text:p text:style-name="P1">Validated</text:p>
          <text:p text:style-name="P1">places_prod_validate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draw:layer="layout" svg:width="10.287cm" svg:height="10.541cm" svg:x="9.763cm" svg:y="5.939cm">
          <text:p text:style-name="P2"><text:span text:style-name="T1">Fork of:</text:span></text:p>
          <text:p text:style-name="P2"><text:span text:style-name="T2"><text:a xlink:href="http://wiki.openstreetmap.org/wiki/Osm2pgsql/schema" xlink:type="simple">http://wiki.openstreetmap.org/wiki/Osm2pgsql/schema</text:a></text:span></text:p>
          <text:p text:style-name="P2"><text:span text:style-name="T1"/></text:p>
          <text:p text:style-name="P2"><text:span text:style-name="T1">API Data:</text:span><text:span text:style-name="T3"><text:line-break/></text:span><text:span text:style-name="T3">• Nodes</text:span></text:p>
          <text:p text:style-name="P2"><text:span text:style-name="T3">• </text:span><text:span text:style-name="T3">Ways</text:span></text:p>
          <text:p text:style-name="P2"><text:span text:style-name="T3">• </text:span><text:span text:style-name="T3">Relations</text:span></text:p>
          <text:p text:style-name="P2"><text:span text:style-name="T3">• </text:span><text:span text:style-name="T3">Way_Nodes</text:span></text:p>
          <text:p text:style-name="P2"><text:span text:style-name="T3">• </text:span><text:span text:style-name="T3">Relation_Members</text:span></text:p>
          <text:p text:style-name="P2"><text:span text:style-name="T1">Rendered Data:</text:span></text:p>
          <text:p text:style-name="P2"><text:span text:style-name="T4">• </text:span><text:span text:style-name="T4">planet_osm_point</text:span></text:p>
          <text:p text:style-name="P2"><text:span text:style-name="T4">• </text:span><text:span text:style-name="T4">planet_osm_polygon</text:span></text:p>
          <text:p text:style-name="P2"><text:span text:style-name="T4">• </text:span><text:span text:style-name="T4">planet_osm_line</text:span></text:p>
          <text:p text:style-name="P2"><text:span text:style-name="T4">• </text:span><text:span text:style-name="T4">planet_osm_road</text:span></text:p>
          <text:p text:style-name="P2"><text:span text:style-name="T4"/></text:p>
          <text:p text:style-name="P2"><text:span text:style-name="T1">Custom NPS Tables:</text:span></text:p>
          <text:p text:style-name="P2"><text:span text:style-name="T1">Render Logs:</text:span></text:p>
          <text:p text:style-name="P2"><text:span text:style-name="T4">• </text:span><text:span text:style-name="T4">render_log</text:span></text:p>
          <text:p text:style-name="P2"><text:span text:style-name="T4">• </text:span><text:span text:style-name="T4">change_log</text:span></text:p>
          <text:p text:style-name="P2"><text:span text:style-name="T1">NPMap Data:</text:span><text:span text:style-name="T1"><text:line-break/></text:span><text:span text:style-name="T4">• tag_list</text:span></text:p>
          <text:p text:style-name="P2"><text:span text:style-name="T4">• </text:span><text:span text:style-name="T4">validation_tags</text:span><text:span text:style-name="T4"><text:line-break/></text:span><text:span text:style-name="T4">• validators</text:span></text:p>
          <text:p text:style-name="P2"><text:span text:style-name="T4">• </text:span><text:span text:style-name="T4">park_unit_boundarie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0.287cm" svg:height="4.064cm" svg:x="9.763cm" svg:y="1.297cm">
          <text:p text:style-name="P3"><text:span text:style-name="T1">Fork Of:</text:span></text:p>
          <text:p text:style-name="P3"><text:span text:style-name="T2"><text:a xlink:href="http://wiki.openstreetmap.org/wiki/Rails_port/Database_schema" xlink:type="simple">http://wiki.openstreetmap.org/wiki/Rails_port/Database_schema</text:a></text:span></text:p>
          <text:p text:style-name="P3"><text:span text:style-name="T1"/></text:p>
          <text:p text:style-name="P3"><text:span text:style-name="T1">Three addition Views:</text:span></text:p>
          <text:p text:style-name="P3"><text:span text:style-name="T4">• </text:span><text:span text:style-name="T4">pgs_current_node</text:span></text:p>
          <text:p text:style-name="P3"><text:span text:style-name="T4">• </text:span><text:span text:style-name="T4">pgs_current_way</text:span></text:p>
          <text:p text:style-name="P3"><text:span text:style-name="T4">• </text:span><text:span text:style-name="T4">pgs_current_rel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287cm" svg:height="3.824cm" svg:x="9.763cm" svg:y="16.888cm">
          <text:p text:style-name="P1">Clone of Rendered Database</text:p>
          <text:p text:style-name="P1"><text:span text:style-name="T3">Without the NPMap Data</text:span></text:p>
          <text:p text:style-name="P1"><text:span text:style-name="T3">Only contains elements that have been valida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112cm" svg:height="3.81cm" svg:x="1.889cm" svg:y="21.028cm">
          <text:p text:style-name="P1">External Tabl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4" draw:layer="layout" svg:width="10.287cm" svg:height="5.715cm" svg:x="9.763cm" svg:y="21.093cm">
          <text:p text:style-name="P4"><text:span text:style-name="T1">CartoDB Main Tables:</text:span></text:p>
          <text:p text:style-name="P4"><text:span text:style-name="T3">• </text:span><text:span text:style-name="T3">points_of_interest</text:span></text:p>
          <text:p text:style-name="P4"><text:span text:style-name="T3">• </text:span><text:span text:style-name="T3">places_lines</text:span></text:p>
          <text:p text:style-name="P4"><text:span text:style-name="T3">• </text:span><text:span text:style-name="T3">places_polygons</text:span></text:p>
          <text:p text:style-name="P4"><text:span text:style-name="T1">CartoDB “Views”:</text:span></text:p>
          <text:p text:style-name="P4"><text:span text:style-name="T3">• </text:span><text:span text:style-name="T3">buildings</text:span></text:p>
          <text:p text:style-name="P4"><text:span text:style-name="T3">• </text:span><text:span text:style-name="T3">parking_lots</text:span></text:p>
          <text:p text:style-name="P4"><text:span text:style-name="T3">• </text:span><text:span text:style-name="T3">trails</text:span></text:p>
          <text:p text:style-name="P4"><text:span text:style-name="T3">• </text:span><text:span text:style-name="T3">roads</text:span></text:p>
          <text:p text:style-name="P4"><text:span text:style-name="T1">Mapbox:</text:span></text:p>
          <text:p text:style-name="P4"><text:span text:style-name="T3">• </text:span><text:span text:style-name="T3">points</text:span></text:p>
          <text:p text:style-name="P4"><text:span text:style-name="T3">• </text:span><text:span text:style-name="T3">lines</text:span></text:p>
          <text:p text:style-name="P4"><text:span text:style-name="T3">• </text:span><text:span text:style-name="T3">polyg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6.986cm" svg:height="3.81cm" draw:transform="skewX (-0.0115191730631626) rotate (-0.011519173063163) translate (2.27cm 2.221cm)">
          <text:p text:style-name="P1">API</text:p>
          <text:p text:style-name="P1">(places_prod)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3" draw:layer="layout" svg:width="10.287cm" svg:height="4.064cm" svg:x="9.763cm" svg:y="2.397cm">
          <text:p text:style-name="P3"><text:span text:style-name="T1">Fork Of:</text:span></text:p>
          <text:p text:style-name="P3"><text:span text:style-name="T2"><text:a xlink:href="http://wiki.openstreetmap.org/wiki/Rails_port/Database_schema" xlink:type="simple">http://wiki.openstreetmap.org/wiki/Rails_port/Database_schema</text:a></text:span></text:p>
          <text:p text:style-name="P3"><text:span text:style-name="T1"/></text:p>
          <text:p text:style-name="P3"><text:span text:style-name="T1">Three addition Views:</text:span></text:p>
          <text:p text:style-name="P3"><text:span text:style-name="T4">• </text:span><text:span text:style-name="T4">pgs_current_node</text:span></text:p>
          <text:p text:style-name="P3"><text:span text:style-name="T4">• </text:span><text:span text:style-name="T4">pgs_current_way</text:span></text:p>
          <text:p text:style-name="P3"><text:span text:style-name="T4">• </text:span><text:span text:style-name="T4">pgs_current_rel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8.796cm" svg:height="5.08cm" svg:x="1.254cm" svg:y="7.731cm">
          <text:p text:style-name="P4"><text:span text:style-name="T1">pgs_current_node</text:span></text:p>
          <text:p text:style-name="P4"><text:span text:style-name="T4">• </text:span><text:span text:style-name="T4">id – bigint* – sequential identifier</text:span></text:p>
          <text:p text:style-name="P4"><text:span text:style-name="T4">• </text:span><text:span text:style-name="T4">lat – integer –the WGS84 </text:span><text:span text:style-name="T4">latitude * 10000000</text:span></text:p>
          <text:p text:style-name="P4"><text:span text:style-name="T4">• </text:span><text:span text:style-name="T4">lon – integer –the WGS84 longitude * 10000000</text:span></text:p>
          <text:p text:style-name="P4"><text:span text:style-name="T4">• </text:span><text:span text:style-name="T4">changeset_id – bigint – which changeset contains this node</text:span></text:p>
          <text:p text:style-name="P4"><text:span text:style-name="T4">• </text:span><text:span text:style-name="T4">visible – boolean – deleted nodes become “invisible”</text:span></text:p>
          <text:p text:style-name="P4"><text:span text:style-name="T4">• </text:span><text:span text:style-name="T4">timestamp – timestamp without time zone – timestamp when node was added</text:span></text:p>
          <text:p text:style-name="P4"><text:span text:style-name="T4">• </text:span><text:span text:style-name="T4">tags – json – object containing node's tags</text:span></text:p>
          <text:p text:style-name="P4"><text:span text:style-name="T4">• </text:span><text:span text:style-name="T4">version – bigint – each change to a node increments its version</text:span></text:p>
          <text:p text:style-name="P4"><text:span text:style-name="T4">• </text:span><text:span text:style-name="T4">user_id – bigint – user that created/modified this nod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8.796cm" svg:height="4.572cm" svg:x="1.254cm" svg:y="13.492cm">
          <text:p text:style-name="P4"><text:span text:style-name="T1">pgs_current_way</text:span></text:p>
          <text:p text:style-name="P4"><text:span text:style-name="T4">• </text:span><text:span text:style-name="T4">id – bigint* – sequential identifier</text:span></text:p>
          <text:p text:style-name="P4"><text:span text:style-name="T4">• </text:span><text:span text:style-name="T4">version – bigint – each change to a way increments its version</text:span></text:p>
          <text:p text:style-name="P4"><text:span text:style-name="T4">• </text:span><text:span text:style-name="T4">visible – boolean – deleted ways become “invisible”</text:span></text:p>
          <text:p text:style-name="P4"><text:span text:style-name="T4">• </text:span><text:span text:style-name="T4">user_id – bigint – user that created/modified this way</text:span></text:p>
          <text:p text:style-name="P4"><text:span text:style-name="T4">• </text:span><text:span text:style-name="T4">timestamp – timestamp without time zone – timestamp when way was added</text:span></text:p>
          <text:p text:style-name="P4"><text:span text:style-name="T4">• </text:span><text:span text:style-name="T4">changeset_id – bigint – which changeset contains this way</text:span></text:p>
          <text:p text:style-name="P4"><text:span text:style-name="T4">• </text:span><text:span text:style-name="T4">tags – json – object containing way's tags</text:span></text:p>
          <text:p text:style-name="P4"><text:span text:style-name="T4">• </text:span><text:span text:style-name="T4">nodes – json – object containing which nodes may up this way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8.796cm" svg:height="4.826cm" svg:x="1.254cm" svg:y="18.772cm">
          <text:p text:style-name="P4"><text:span text:style-name="T1">pgs_current_relation</text:span></text:p>
          <text:p text:style-name="P4"><text:span text:style-name="T4">• </text:span><text:span text:style-name="T4">id – bigint* – sequential identifier</text:span></text:p>
          <text:p text:style-name="P4"><text:span text:style-name="T4">• </text:span><text:span text:style-name="T4">version – bigint – each change to a relation increments its version</text:span></text:p>
          <text:p text:style-name="P4"><text:span text:style-name="T4">• </text:span><text:span text:style-name="T4">visible – boolean – deleted relations become “invisible”</text:span></text:p>
          <text:p text:style-name="P4"><text:span text:style-name="T4">• </text:span><text:span text:style-name="T4">user_id – bigint – user that created/modified this way</text:span></text:p>
          <text:p text:style-name="P4"><text:span text:style-name="T4">• </text:span><text:span text:style-name="T4">timestamp – timestamp without time zone – timestamp when way was added</text:span></text:p>
          <text:p text:style-name="P4"><text:span text:style-name="T4">• </text:span><text:span text:style-name="T4">changeset_id – bigint – which changeset contains this way</text:span></text:p>
          <text:p text:style-name="P4"><text:span text:style-name="T4">• </text:span><text:span text:style-name="T4">tags – json – object containing way's tags</text:span></text:p>
          <text:p text:style-name="P4"><text:span text:style-name="T4">• </text:span><text:span text:style-name="T4">members – json – object containing which nodes/ways may up this relation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" draw:text-style-name="P5" draw:layer="Layout" svg:width="6.985cm" svg:height="3.81cm" svg:x="2.524cm" svg:y="1.254cm">
          <text:p text:style-name="P5">Rendered</text:p>
          <text:p text:style-name="P5">places_prod_rendere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layer="Layout" svg:width="9.652cm" svg:height="4.953cm" svg:x="10.017cm" svg:y="1.254cm">
          <text:p text:style-name="P2"><text:span text:style-name="T1">Fork of:</text:span></text:p>
          <text:p text:style-name="P2"><text:span text:style-name="T2"><text:a xlink:href="http://wiki.openstreetmap.org/wiki/Osm2pgsql/schema" xlink:type="simple">http://wiki.openstreetmap.org/wiki/Osm2pgsql/schema</text:a></text:span></text:p>
          <text:p text:style-name="P2"><text:span text:style-name="T1"/></text:p>
          <text:p text:style-name="P2"><text:span text:style-name="T1">Render Logs:</text:span></text:p>
          <text:p text:style-name="P2"><text:span text:style-name="T4">• </text:span><text:span text:style-name="T4">render_log</text:span></text:p>
          <text:p text:style-name="P2"><text:span text:style-name="T4">• </text:span><text:span text:style-name="T4">change_log</text:span></text:p>
          <text:p text:style-name="P2"><text:span text:style-name="T1">NPMap Data:</text:span><text:span text:style-name="T1"><text:line-break/></text:span><text:span text:style-name="T4">• tag_list</text:span></text:p>
          <text:p text:style-name="P2"><text:span text:style-name="T4">• </text:span><text:span text:style-name="T4">validation_tags</text:span><text:span text:style-name="T4"><text:line-break/></text:span><text:span text:style-name="T4">• validators</text:span></text:p>
          <text:p text:style-name="P2"><text:span text:style-name="T4">• </text:span><text:span text:style-name="T4">park_unit_boundarie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8.034cm" svg:height="1.816cm" svg:x="1.635cm" svg:y="6.623cm">
          <text:p text:style-name="P6"><text:span text:style-name="T1">render_log: - Contains a log of every external rendering task (ex. CartoDB, Mapbox)</text:span></text:p>
          <text:p text:style-name="P6"><text:span text:style-name="T3">• </text:span><text:span text:style-name="T3">render_id – bigint* – Sequential identifier for an external render task</text:span></text:p>
          <text:p text:style-name="P6"><text:span text:style-name="T3">• </text:span><text:span text:style-name="T3">task_name – character varying (255) – Name of the render task</text:span></text:p>
          <text:p text:style-name="P6"><text:span text:style-name="T3">• </text:span><text:span text:style-name="T3">run_time – timestamp without time zone – The time when this task was run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8.034cm" svg:height="2.667cm" svg:x="1.635cm" svg:y="8.766cm">
          <text:p text:style-name="P6"><text:span text:style-name="T1">change_log: - Contains a history of every changed element</text:span></text:p>
          <text:p text:style-name="P6"><text:span text:style-name="T3">• </text:span><text:span text:style-name="T3">osm_id – bigint* - id of the changed element</text:span></text:p>
          <text:p text:style-name="P6"><text:span text:style-name="T3">• </text:span><text:span text:style-name="T3">version - bigint* - version of the element</text:span></text:p>
          <text:p text:style-name="P6"><text:span text:style-name="T3">• </text:span><text:span text:style-name="T3">member_type – char(1) – type of element (N)ode, (W)ay, (R)elation</text:span></text:p>
          <text:p text:style-name="P6"><text:span text:style-name="T3">• </text:span><text:span text:style-name="T3">way – geometry – the rendered geometry of this version of the element</text:span></text:p>
          <text:p text:style-name="P6"><text:span text:style-name="T3">• </text:span><text:span text:style-name="T3">change_time – timestamp without time zone – the time this element was changed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8.034cm" svg:height="8.636cm" svg:x="1.635cm" svg:y="11.76cm">
          <text:p text:style-name="P6"><text:span text:style-name="T1">tag_list: fields will be updated to match iD schema</text:span></text:p>
          <text:p text:style-name="P6"><text:span text:style-name="T5"><text:a xlink:href="https://github.com/nationalparkservice/places-editor/blob/master/data/presets/schema/preset.json" xlink:type="simple">https://github.com/nationalparkservice/places-editor/blob/master/data/presets/schema/preset.json</text:a></text:span></text:p>
          <text:p text:style-name="P6"><text:span text:style-name="T3">• </text:span><text:span text:style-name="T3">pathname – text* - name of the json config file</text:span></text:p>
          <text:p text:style-name="P6"><text:span text:style-name="T3">• </text:span><text:span text:style-name="T3">name - text - The English name for the feature</text:span></text:p>
          <text:p text:style-name="P6"><text:span text:style-name="T3">• </text:span><text:span text:style-name="T3">geometry - text array - Valid geometry types for the feature</text:span></text:p>
          <text:p text:style-name="P6"><text:span text:style-name="T3"><text:s text:c="39"/></text:span><text:span text:style-name="T3">(["point", "vertex", "line", "area", "relation"])</text:span></text:p>
          <text:p text:style-name="P6"><text:span text:style-name="T3">• </text:span><text:span text:style-name="T3">tags - json - Tags that must be present for the preset to match</text:span></text:p>
          <text:p text:style-name="P6"><text:span text:style-name="T3">• </text:span><text:span text:style-name="T3">addtags – json - Tags that are added when changing to the preset</text:span></text:p>
          <text:p text:style-name="P6"><text:span text:style-name="T3"><text:s text:c="29"/></text:span><text:span text:style-name="T3">(default is the same value as 'tags')</text:span></text:p>
          <text:p text:style-name="P6"><text:span text:style-name="T3">• </text:span><text:span text:style-name="T3">removetags – json -Tags that are removed when changing to another preset</text:span></text:p>
          <text:p text:style-name="P6"><text:span text:style-name="T3"><text:s text:c="34"/></text:span><text:span text:style-name="T3">(default is the same value as 'tags')</text:span></text:p>
          <text:p text:style-name="P6"><text:span text:style-name="T3">• </text:span><text:span text:style-name="T3">fields – text array - Form fields that are displayed for the preset</text:span></text:p>
          <text:p text:style-name="P6"><text:span text:style-name="T3">• </text:span><text:span text:style-name="T3">icon – text -Name of preset icon which represents this preset</text:span></text:p>
          <text:p text:style-name="P6"><text:span text:style-name="T3">• </text:span><text:span text:style-name="T3">make=i – text - Custom type used to allow National Park Service Icons</text:span></text:p>
          <text:p text:style-name="P6"><text:span text:style-name="T3"><text:s text:c="27"/></text:span><text:span text:style-name="T3">(npmaki) along with other maki based libraries</text:span></text:p>
          <text:p text:style-name="P6"><text:span text:style-name="T3">• </text:span><text:span text:style-name="T3">terms – text array - English synonyms or related terms</text:span></text:p>
          <text:p text:style-name="P6"><text:span text:style-name="T3">• </text:span><text:span text:style-name="T3">searchable – boolean - Whether or not the preset will be suggested via search,</text:span></text:p>
          <text:p text:style-name="P6"><text:span text:style-name="T3"><text:s text:c="40"/></text:span><text:span text:style-name="T3">overloaded to describe if the preset is rendered</text:span></text:p>
          <text:p text:style-name="P6"><text:span text:style-name="T3">• </text:span><text:span text:style-name="T3">matchscore – numeric - The quality score this preset will receive when being </text:span></text:p>
          <text:p text:style-name="P6"><text:span text:style-name="T3"><text:s text:c="42"/></text:span><text:span text:style-name="T3">compared with other matches (higher is better)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8.034cm" svg:height="1.905cm" svg:x="1.635cm" svg:y="20.723cm">
          <text:p text:style-name="P6"><text:span text:style-name="T1">validation_tags:</text:span></text:p>
          <text:p text:style-name="P6"><text:span text:style-name="T3">• </text:span><text:span text:style-name="T3">key – text* – Key that requires validation</text:span></text:p>
          <text:p text:style-name="P6"><text:span text:style-name="T3">• </text:span><text:span text:style-name="T3">include_units – text array – units that require this tag to be validated (defaults to all)</text:span></text:p>
          <text:p text:style-name="P6"><text:span text:style-name="T3">• </text:span><text:span text:style-name="T3">exclude_units –</text:span><text:span text:style-name="T3"> text array – units that do not require this tag (defatuls to none)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8.034cm" svg:height="1.397cm" svg:x="1.635cm" svg:y="22.955cm">
          <text:p text:style-name="P6"><text:span text:style-name="T1">validators:</text:span></text:p>
          <text:p text:style-name="P6"><text:span text:style-name="T3">• </text:span><text:span text:style-name="T3">user_id – bigint* - identifier for the user</text:span></text:p>
          <text:p text:style-name="P6"><text:span text:style-name="T3">• </text:span><text:span text:style-name="T3">units – text array – units in which this user can validated change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8.034cm" svg:height="1.524cm" svg:x="1.635cm" svg:y="24.679cm">
          <text:p text:style-name="P6"><text:span text:style-name="T1">park_unit_boundaries:</text:span></text:p>
          <text:p text:style-name="P6"><text:span text:style-name="T3">• </text:span><text:span text:style-name="T3">unit_code – varying character(255)* - Unit code for the park/region/area</text:span></text:p>
          <text:p text:style-name="P6"><text:span text:style-name="T3">• </text:span><text:span text:style-name="T3">the_geom – geometry – outline of the area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7.112cm" svg:height="3.81cm" svg:x="1.735cm" svg:y="1.562cm">
          <text:p text:style-name="P1">External Tabl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4" draw:layer="layout" svg:width="10.287cm" svg:height="5.715cm" svg:x="9.609cm" svg:y="1.627cm">
          <text:p text:style-name="P4"><text:span text:style-name="T1">CartoDB Main Tables:</text:span></text:p>
          <text:p text:style-name="P4"><text:span text:style-name="T3">• </text:span><text:span text:style-name="T3">points_of_interest</text:span></text:p>
          <text:p text:style-name="P4"><text:span text:style-name="T3">• </text:span><text:span text:style-name="T3">places_lines</text:span></text:p>
          <text:p text:style-name="P4"><text:span text:style-name="T3">• </text:span><text:span text:style-name="T3">places_polygons</text:span></text:p>
          <text:p text:style-name="P4"><text:span text:style-name="T1">CartoDB “Views”:</text:span></text:p>
          <text:p text:style-name="P4"><text:span text:style-name="T3">• </text:span><text:span text:style-name="T3">buildings</text:span></text:p>
          <text:p text:style-name="P4"><text:span text:style-name="T3">• </text:span><text:span text:style-name="T3">parking_lots</text:span></text:p>
          <text:p text:style-name="P4"><text:span text:style-name="T3">• </text:span><text:span text:style-name="T3">trails</text:span></text:p>
          <text:p text:style-name="P4"><text:span text:style-name="T3">• </text:span><text:span text:style-name="T3">roads</text:span></text:p>
          <text:p text:style-name="P4"><text:span text:style-name="T1">Mapbox:</text:span></text:p>
          <text:p text:style-name="P4"><text:span text:style-name="T3">• </text:span><text:span text:style-name="T3">points</text:span></text:p>
          <text:p text:style-name="P4"><text:span text:style-name="T3">• </text:span><text:span text:style-name="T3">lines</text:span></text:p>
          <text:p text:style-name="P4"><text:span text:style-name="T3">• </text:span><text:span text:style-name="T3">polyg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draw:layer="layout" svg:width="18.034cm" svg:height="4.953cm" svg:x="1.608cm" svg:y="9.596cm">
          <text:p text:style-name="P6"><text:span text:style-name="T1">CartoDB Main Tables: (points_of_interest / places_polygons / places_lines)</text:span></text:p>
          <text:p text:style-name="P6"><text:span text:style-name="T1">These three tables share the same schema</text:span></text:p>
          <text:p text:style-name="P6"><text:span text:style-name="T4">• </text:span><text:span text:style-name="T4">cartodb_id – number* – maps to osm_id</text:span></text:p>
          <text:p text:style-name="P6"><text:span text:style-name="T4">• </text:span><text:span text:style-name="T4">the_geom – e;ement geometry in EPSG:4326</text:span></text:p>
          <text:p text:style-name="P6"><text:span text:style-name="T4">• </text:span><text:span text:style-name="T4">name – string – field derived from the “name” key</text:span></text:p>
          <text:p text:style-name="P6"><text:span text:style-name="T4">• </text:span><text:span text:style-name="T4">places_id – string – uuid for the element in places (may be eliminated)</text:span></text:p>
          <text:p text:style-name="P6"><text:span text:style-name="T4">• </text:span><text:span text:style-name="T4">tags – string – JSON data describing all key/value pairs associated with the element</text:span></text:p>
          <text:p text:style-name="P6"><text:span text:style-name="T4">• </text:span><text:span text:style-name="T4">type – string – The name field from the associated preset in the </text:span><text:span text:style-name="T1">tag_list</text:span><text:span text:style-name="T4"> table</text:span></text:p>
          <text:p text:style-name="P6"><text:span text:style-name="T4">• </text:span><text:span text:style-name="T4">unit_code – string The unit_code for the park containing this element</text:span></text:p>
          <text:p text:style-name="P6"><text:span text:style-name="T4">• </text:span><text:span text:style-name="T4">version – number – the internal version number for this el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8.034cm" svg:height="2.286cm" svg:x="1.608cm" svg:y="15.13cm">
          <text:p text:style-name="P6"><text:span text:style-name="T1">CartoDB Views:</text:span></text:p>
          <text:p text:style-name="P6"><text:span text:style-name="T1">These tables are generated from the above tables with sql scripts:</text:span></text:p>
          <text:p text:style-name="P6"><text:span text:style-name="T1">Polygons: </text:span><text:span text:style-name="T2"><text:a xlink:href="https://github.com/nationalparkservice/cron-tasks/tree/master/tasks/places-sync/sql/cartodb/polygon/views" xlink:type="simple">https://github.com/nationalparkservice/cron-tasks/tree/master/tasks/places-sync/sql/cartodb/polygon/views</text:a></text:span></text:p>
          <text:p text:style-name="P6"><text:span text:style-name="T1">Lines: </text:span><text:span text:style-name="T2">https://github.com/nationalparkservice/cron-tasks/tree/master/tasks/places-sync/sql/cartodb/line/view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8.034cm" svg:height="6.328cm" svg:x="1.608cm" svg:y="17.997cm">
          <text:p text:style-name="P6"><text:span text:style-name="T1">The three mapbox tables have the same schema:</text:span></text:p>
          <text:p text:style-name="P6"><text:span text:style-name="T4">• </text:span><text:span text:style-name="T4">osm_id – bigint - identifier for the elemebnt</text:span></text:p>
          <text:p text:style-name="P6"><text:span text:style-name="T4">• </text:span><text:span text:style-name="T4">name - <text:s/>text - field derived from the “name” key</text:span></text:p>
          <text:p text:style-name="P6"><text:span text:style-name="T4">• </text:span><text:span text:style-name="T4">type – text - The name field from the associated preset in the </text:span><text:span text:style-name="T1">tag_list</text:span><text:span text:style-name="T4"> table</text:span></text:p>
          <text:p text:style-name="P6"><text:span text:style-name="T4">• </text:span><text:span text:style-name="T4">the_geom – geometry - element geometry in EPSG:3857</text:span></text:p>
          <text:p text:style-name="P6"><text:span text:style-name="T4">• </text:span><text:span text:style-name="T4">z_order – integer - order in which the elements should display (lower is better) </text:span></text:p>
          <text:p text:style-name="P6"><text:span text:style-name="T4">• </text:span><text:span text:style-name="T4">unit_code – text - unit code for the park containing this element</text:span></text:p>
          <text:p text:style-name="P6"><text:span text:style-name="T4">• </text:span><text:span text:style-name="T4">minzoompoly – integer - the min zoom in which the contaning park is displayed</text:span></text:p>
          <text:p text:style-name="P6"><text:span text:style-name="T4"/></text:p>
          <text:p text:style-name="P6"><text:span text:style-name="T1">The lines table has an extra field:</text:span></text:p>
          <text:p text:style-name="P6"><text:span text:style-name="T4">• </text:span><text:span text:style-name="T4">structure – text – denotes if the line is of the follow types [bridge, tunnel, embankment, cutting, ford]</text:span></text:p>
          <text:p text:style-name="P6"><text:span text:style-name="T1"/></text:p>
          <text:p text:style-name="P6"><text:span text:style-name="T1">More Info here:</text:span></text:p>
          <text:p text:style-name="P6"><text:span text:style-name="T6"><text:a xlink:href="https://github.com/nationalparkservice/mapbox-studio-projects/" xlink:type="simple">https://github.com/nationalparkservice/mapbox-studio-projects/</text:a></text:span></text:p>
          <text:p text:style-name="P6"><text:span text:style-name="T6">blob/master/park_tiles/park_tiles_data_process/tm2_data_queries/nps_places_data.tm2source/data.y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17.78cm" svg:height="1.673cm" svg:x="1.735cm" svg:y="7.85cm">
          <draw:text-box>
            <text:p>These tables are flexible, and can change, use the links for the most current version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7T09:09:59.636839000</meta:creation-date>
    <dc:date>2015-04-27T10:49:15.314547000</dc:date>
    <meta:editing-duration>PT3M27S</meta:editing-duration>
    <meta:editing-cycles>1</meta:editing-cycles>
    <meta:document-statistic meta:object-count="27"/>
    <meta:generator>LibreOffice/4.2.8.2$MacOSX_X86_64 LibreOffice_project/48d50dbfc06349262c9d50868e5c1f630a573ebd</meta:generator>
  </office:meta>
</office:document-meta>
</file>